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2" style:family="text">
      <style:text-properties style:font-name="Liberation Sans" fo:font-size="14pt" fo:font-weight="normal" style:font-name-asian="Noto Sans CJK SC" style:font-size-asian="14pt" style:font-weight-asian="normal" style:font-name-complex="Lohit Devanagari1" style:font-size-complex="14pt" style:font-weight-complex="normal"/>
    </style:style>
    <style:style style:name="T3" style:family="text">
      <style:text-properties style:font-name="Liberation Sans" fo:font-size="12pt" fo:font-weight="normal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style:font-name="Liberation Serif" fo:font-size="12pt" fo:font-weight="normal" style:font-name-asian="Noto Sans CJK SC" style:font-size-asian="12pt" style:font-weight-asian="normal" style:font-name-complex="Lohit Devanagari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d-layout-2</text:p>
      <text:p text:style-name="Standard">quando bota o valor -1 ele vai at<text:span text:style-name="T4">é o final, de ponta a ponta</text:span></text:p>
      <text:p text:style-name="Standard">O span + numero significa: espanda *numero* colunas</text:p>
      <text:p text:style-name="Standard">ex:</text:p>
      <text:p text:style-name="Standard">grid-column: span 3 = espanda 3 colunas</text:p>
      <text:p text:style-name="Standard">________________________________________________________________________________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15:52.887033128</meta:creation-date>
    <dc:date>2022-06-30T19:11:12.757698506</dc:date>
    <meta:editing-duration>P1DT3H15M3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6" meta:word-count="32" meta:character-count="246" meta:non-whitespace-character-count="220"/>
  </office:meta>
</office:document-meta>
</file>